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0487" officeooo:paragraph-rsid="00120487"/>
    </style:style>
    <style:style style:name="P2" style:family="paragraph" style:parent-style-name="Standard">
      <style:paragraph-properties fo:text-align="center" style:justify-single-word="false"/>
      <style:text-properties officeooo:rsid="00120487" officeooo:paragraph-rsid="00120487"/>
    </style:style>
    <style:style style:name="P3" style:family="paragraph" style:parent-style-name="Standard">
      <style:text-properties fo:font-size="14pt" officeooo:rsid="00120487" officeooo:paragraph-rsid="00120487" style:font-size-asian="14pt" style:font-size-complex="14pt"/>
    </style:style>
    <style:style style:name="P4" style:family="paragraph" style:parent-style-name="Standard">
      <style:paragraph-properties fo:text-align="center" style:justify-single-word="false"/>
      <style:text-properties fo:font-size="16pt" fo:font-weight="bold" officeooo:rsid="00120487" officeooo:paragraph-rsid="00120487"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weight="bold" officeooo:rsid="00120487" officeooo:paragraph-rsid="00120487" style:font-weight-asian="bold" style:font-weight-complex="bold"/>
    </style:style>
    <style:style style:name="P6"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use-window-font-color="true" style:text-outline="false" style:font-name="Arial Narrow" fo:font-size="12pt" fo:letter-spacing="normal" officeooo:paragraph-rsid="00177f76" style:letter-kerning="false" style:font-size-asian="12pt" style:font-size-complex="12pt"/>
    </style:style>
    <style:style style:name="P7" style:family="paragraph" style:parent-style-name="Standard">
      <style:text-properties style:use-window-font-color="true" style:font-name="Arial Narrow" fo:font-size="12pt" officeooo:rsid="001f2702" officeooo:paragraph-rsid="001f2702" style:font-size-asian="12pt" style:font-size-complex="12pt"/>
    </style:style>
    <style:style style:name="P8" style:family="paragraph" style:parent-style-name="Standard">
      <style:text-properties style:use-window-font-color="true" style:font-name="Arial Narrow" fo:font-size="12pt" officeooo:rsid="0020413e" officeooo:paragraph-rsid="0020413e" style:font-size-asian="12pt" style:font-size-complex="12pt"/>
    </style:style>
    <style:style style:name="P9" style:family="paragraph" style:parent-style-name="Standard">
      <style:text-properties style:use-window-font-color="true" style:font-name="Arial Narrow" fo:font-size="12pt" officeooo:paragraph-rsid="0020413e" style:font-size-asian="12pt" style:font-size-complex="12pt"/>
    </style:style>
    <style:style style:name="P10" style:family="paragraph" style:parent-style-name="Standard">
      <style:text-properties style:use-window-font-color="true" style:font-name="Arial Narrow" fo:font-size="12pt" officeooo:rsid="0021fc77" officeooo:paragraph-rsid="0021fc77" style:font-size-asian="12pt" style:font-size-complex="12pt"/>
    </style:style>
    <style:style style:name="P11" style:family="paragraph" style:parent-style-name="Standard">
      <style:text-properties style:use-window-font-color="true" style:font-name="Arial Narrow" fo:font-size="12pt" fo:font-style="italic" style:text-underline-style="solid" style:text-underline-width="auto" style:text-underline-color="font-color" fo:font-weight="bold" officeooo:rsid="0020413e" officeooo:paragraph-rsid="0020413e" style:font-size-asian="12pt" style:font-style-asian="italic" style:font-weight-asian="bold" style:font-size-complex="12pt" style:font-style-complex="italic" style:font-weight-complex="bold"/>
    </style:style>
    <style:style style:name="P12" style:family="paragraph" style:parent-style-name="Standard">
      <style:text-properties style:use-window-font-color="true" style:font-name="Arial Narrow" fo:font-size="12pt" fo:font-style="italic" officeooo:rsid="0020413e" officeooo:paragraph-rsid="0020413e" style:font-size-asian="12pt" style:font-style-asian="italic" style:font-size-complex="12pt" style:font-style-complex="italic"/>
    </style:style>
    <style:style style:name="P13" style:family="paragraph" style:parent-style-name="Standard">
      <style:text-properties fo:font-style="italic" style:text-underline-style="solid" style:text-underline-width="auto" style:text-underline-color="font-color" fo:font-weight="bold" officeooo:rsid="0020413e" officeooo:paragraph-rsid="0020413e" style:font-style-asian="italic" style:font-weight-asian="bold" style:font-style-complex="italic" style:font-weight-complex="bold"/>
    </style:style>
    <style:style style:name="P14" style:family="paragraph" style:parent-style-name="Standard">
      <style:text-properties officeooo:rsid="0020413e" officeooo:paragraph-rsid="0020413e"/>
    </style:style>
    <style:style style:name="P15"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use-window-font-color="true" style:text-outline="false" style:font-name="Arial Narrow" fo:font-size="12pt" fo:letter-spacing="normal" officeooo:paragraph-rsid="00177f76" style:letter-kerning="false" style:font-size-asian="12pt" style:font-size-complex="12pt"/>
    </style:style>
    <style:style style:name="P16"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use-window-font-color="true" style:text-outline="false" style:font-name="Arial Narrow" fo:font-size="12pt" fo:letter-spacing="normal" fo:font-style="normal" officeooo:rsid="001acc58" style:letter-kerning="false" style:font-size-asian="12pt" style:font-style-asian="normal" style:font-size-complex="12pt"/>
    </style:style>
    <style:style style:name="T1" style:family="text">
      <style:text-properties style:text-outline="false" fo:letter-spacing="normal" style:letter-kerning="false"/>
    </style:style>
    <style:style style:name="T2" style:family="text">
      <style:text-properties officeooo:rsid="001782dc"/>
    </style:style>
    <style:style style:name="T3" style:family="text">
      <style:text-properties officeooo:rsid="001f2702"/>
    </style:style>
    <style:style style:name="T4" style:family="text">
      <style:text-properties fo:color="#000000" style:text-outline="false" style:font-name="TimesNewRomanPSMT" fo:letter-spacing="normal" fo:font-weight="normal" style:letter-kerning="false" style:font-weight-asian="normal"/>
    </style:style>
    <style:style style:name="T5" style:family="text">
      <style:text-properties fo:color="#000000" style:text-outline="false" style:font-name="TimesNewRomanPSMT" fo:letter-spacing="normal" fo:font-weight="normal" officeooo:rsid="0020413e" style:letter-kerning="false" style:font-weight-asian="normal"/>
    </style:style>
    <style:style style:name="T6" style:family="text">
      <style:text-properties fo:color="#000000" style:text-outline="false" style:font-name="TimesNewRomanPSMT" fo:letter-spacing="normal" style:letter-kerning="false"/>
    </style:style>
    <style:style style:name="T7" style:family="text">
      <style:text-properties fo:color="#000000" style:text-outline="false" style:font-name="TimesNewRomanPSMT" fo:font-size="10pt" fo:letter-spacing="normal" fo:font-weight="normal" style:letter-kerning="false" style:font-size-asian="10pt" style:font-weight-asian="normal"/>
    </style:style>
    <style:style style:name="T8" style:family="text">
      <style:text-properties fo:color="#000000" style:text-outline="false" style:font-name="Helvetica" fo:font-size="10pt" fo:letter-spacing="normal" fo:font-weight="normal" style:letter-kerning="false" style:font-size-asian="10pt" style:font-weight-asian="normal"/>
    </style:style>
    <style:style style:name="T9" style:family="text">
      <style:text-properties fo:color="#000000" style:font-name="Helvetica"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Universidad de Costa Ri<text:span text:style-name="T2">ca</text:span></text:p>
      <text:p text:style-name="P2"/>
      <text:p text:style-name="P1"/>
      <text:p text:style-name="P1"/>
      <text:p text:style-name="P1"/>
      <text:p text:style-name="P1"/>
      <text:p text:style-name="P1"/>
      <text:p text:style-name="P3">Centro de Informática</text:p>
      <text:p text:style-name="P3">programa de Capacitación Continua y Asesoría <text:s/>en TICs</text:p>
      <text:p text:style-name="P1"/>
      <text:p text:style-name="P1"/>
      <text:p text:style-name="P5">Tarea # 1 <text:span text:style-name="T3">Diferencias en Formato de Partición XFS y EXT4</text:span></text:p>
      <text:p text:style-name="P1"/>
      <text:p text:style-name="P1"/>
      <text:p text:style-name="P1">Profesor: <text:span text:style-name="T3">Enmanuel Vargas</text:span></text:p>
      <text:p text:style-name="P1">Alumno: Oscar Garc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text:p>
      <text:p text:style-name="P13">Partición XFS</text:p>
      <text:p text:style-name="P14"/>
      <text:p text:style-name="P7"><text:span text:style-name="T4">XFS es un sistema de archivos de 64 bits con journaling de alto rendimiento creado por SGI (antiguamente Silicon Graphics Inc.) para su implementación de UNIX llamada IRIX. En mayo de 2000, SGI liberó XFS bajo una licencia de código abierto.</text:span></text:p>
      <text:p text:style-name="P7"><text:span text:style-name="T4"/></text:p>
      <text:p text:style-name="P7"><text:span text:style-name="T4">XFS se incorporó a Linux a partir de la versión 2.4.25, cuando Marcelo Tosatti (responsable de la rama 2.4) lo consideró lo suficientemente estable para incorporarlo en la rama principal de desarrollo del kernel. Los programas de instalación de las distribuciones de SuSE, Gentoo, Mandriva, Slackware, Fedora Core, Ubuntu y Debian ofrecen XFS como un sistema de archivos más. En FreeBSD el soporte para solo-lectura de XFS se añadió a partir de diciembre de 2005 y en junio de 2006 un soporte experimental de escritura fue incorporado a FreeBSD-7.0-CURRENT y luego lamentablemente eliminado en FreeBSD 10.0</text:span></text:p>
      <text:p text:style-name="P7"><text:span text:style-name="T4"/></text:p>
      <text:p text:style-name="P9"><text:span text:style-name="T5">XFS soporta un sistema de archivos de hasta 8 exabytes, aunque esto puede variar dependiendo de los límites impuestos por el sistema operativo. En sistemas GNU/Linux de 32 bits, el límite es 16 terabytes.</text:span></text:p>
      <text:p text:style-name="P9"><text:span text:style-name="T5"/></text:p>
      <text:p text:style-name="P8"><text:span text:style-name="T4">XFS provee soporte para llevar un registro (journaling), donde los cambios al sistema de archivos primero son escritos a un diario o journal antes de que se actualicen los datos del disco. El journal es un buffer circular de bloques del disco que no son parte del sistema de archivos. En XFS el registro (journal) contiene entradas 'lógicas' que describen a un alto nivel las operaciones que se están realizando, al contrario de otros sistemas de archivo con un registro (journal) 'físico', que guardan una copia de los bloques modificados durante cada transacción. Las actualizaciones del registro (journal) se realizan asincrónicamente para evitar una baja en el rendimiento. En el caso de una caída repentina del sistema, las operaciones inmediatamente anteriores a la caída pueden ser terminadas, garantizando así la consistencia del sistema. La recuperación se realiza automáticamente a la hora del montaje del sistema de archivos y la velocidad de recuperación es independiente del tamaño del sistema de archivos. Incluso si alguna información que fuese modificada inmediatamente antes de la caída del sistema no fuese escrita al disco, XFS se encarga de borrar todos los bloques de datos sin escribir, eliminando así cualquier compromiso de seguridad.</text:span></text:p>
      <text:p text:style-name="P8"><text:span text:style-name="T5"/></text:p>
      <text:p text:style-name="P8"><text:span text:style-name="T4">Es posible aumentar la capacidad de sistemas de ficheros XFS: xfsgrowfs es ideal para particiones LVM</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oft-page-break/><text:span text:style-name="T4"/></text:p>
      <text:p text:style-name="P11"><text:span text:style-name="T6">Partición <text:s/>EXT4</text:span></text:p>
      <text:p text:style-name="P12"><text:span text:style-name="T4"/></text:p>
      <text:p text:style-name="P8"><text:span text:style-name="T4">ext4 (fourth extended filesystem o «cuarto sistema de archivos extendido») es un sistema de archivos transaccional (en inglés journaling), anunciado el 10 de octubre de 2006 por Andrew Morton, como una mejora compatible de ext3. El 25 de diciembre de 2008 se publicó el kernel Linux 2.6.28, que elimina ya la etiqueta de "experimental" de código de ext4.</text:span></text:p>
      <text:p text:style-name="P8"><text:span text:style-name="T4">Las principales mejoras son:</text:span></text:p>
      <text:p text:style-name="P8"><text:span text:style-name="T4">Soporte de volúmenes de hasta 1024 PiB. </text:span></text:p>
      <text:p text:style-name="P8"><text:span text:style-name="T4">Soporte añadido de extent. </text:span></text:p>
      <text:p text:style-name="P8"><text:span text:style-name="T4">Menor uso del CPU. </text:span></text:p>
      <text:p text:style-name="P8"><text:span text:style-name="T4">Mejoras en la velocidad de lectura y escritura.</text:span></text:p>
      <text:p text:style-name="P8"><text:span text:style-name="T4"/></text:p>
      <text:p text:style-name="P10"><text:span text:style-name="T4">El sistema de archivos ext4 es capaz de trabajar con volúmenes de gran tamaño, hasta 1 exbibyte1 y ficheros de tamaño de hasta 16 TiB.</text:span></text:p>
      <text:p text:style-name="P10"><text:span text:style-name="T4"/></text:p>
      <text:p text:style-name="P10"><text:span text:style-name="T4">Cualquier sistema ext3 existente puede ser montado como ext4 sin necesidad de cambios en el formato del disco. También es posible actualizar un sistema de archivos ext3 para conseguir las ventajas del ext4 ejecutando un par de comandos. Esto significa que se puede mejorar el rendimiento, los límites de almacenamiento y las características de sistemas de archivos ext3 sin reformatear y/o reinstalar el sistema operativo. Si se requiere de las ventajas de ext4 en un sistema de producción, se puede actualizar el sistema de archivos. El procedimiento es seguro y no existe riesgo para los datos (aunque siempre es recomendado hacer un respaldo de la información crítica). Ext4 usará la nueva estructura de datos sólo para la información nueva. La estructura antigua será conservada sin modificación y será posible leerla y/o modificarla cuando sea necesario. Esto significa que si se convierte un sistema de archivos a ext4 no se podrá regresar a ext3 de nuevo</text:span></text:p>
      <text:p text:style-name="P10"><text:span text:style-name="T4"/></text:p>
      <text:p text:style-name="P10"><text:span text:style-name="T4"/></text:p>
      <text:p text:style-name="P10"><text:span text:style-name="T4">El sistema de archivos ext4 permite la reserva de espacio en disco para un fichero. Hasta ahora la metodología consistía en rellenar el fichero en el disco con ceros en el momento de su creación. Esta técnica no es ya necesaria con ext4, ya que una nueva llamada del sistema "preallocate()" ha sido añadida al kernel Linux para uso de los sistemas de archivos que permitan esta función. El espacio reservado para estos ficheros quedará garantizado y con mucha probabilidad será contiguo. Esta función tiene útiles aplicaciones en streaming y bases de datos.</text:span></text:p>
      <text:p text:style-name="P10"><text:span text:style-name="T4"/></text:p>
      <text:p text:style-name="P10"><text:span text:style-name="T4"/></text:p>
      <text:p text:style-name="P10"><text:span text:style-name="T4"/></text:p>
      <text:p text:style-name="P10"><text:span text:style-name="T4">Referencias</text:span></text:p>
      <text:p text:style-name="P10"><text:span text:style-name="T4"/></text:p>
      <text:p text:style-name="P10"><text:a xlink:type="simple" xlink:href="https://es.wikipedia.org/wiki/XFS" text:style-name="Internet_20_link" text:visited-style-name="Visited_20_Internet_20_Link"><text:span text:style-name="T8">https://es.wikipedia.org/wiki/XFS</text:span></text:a></text:p>
      <text:p text:style-name="P10"><text:span text:style-name="T8"/></text:p>
      <text:p text:style-name="P10"><text:a xlink:type="simple" xlink:href="https://es.wikipedia.org/wiki/Ext4" text:style-name="Internet_20_link" text:visited-style-name="Visited_20_Internet_20_Link"><text:span text:style-name="T8">https://es.wikipedia.org/wiki/Ext4</text:span></text:a></text:p>
      <text:p text:style-name="P10"><text:span text:style-name="T8"/></text:p>
      <text:p text:style-name="P10"><text:span text:style-name="T8"/></text:p>
      <text:p text:style-name="P10"><text:a xlink:type="simple" xlink:href="http://www.alcancelibre.org/staticpages/index.php/introduccion-xfs" text:style-name="Internet_20_link" text:visited-style-name="Visited_20_Internet_20_Link"><text:span text:style-name="T9">http://www.alcancelibre.org/staticpages/index.php/introduccion-xfs</text:span></text:a></text:p>
      <text:p text:style-name="P10"><text:span text:style-name="T8"/></text:p>
      <text:p text:style-name="P10"><text:span text:style-name="T7"/></text:p>
      <text:p text:style-name="P10"><text:span text:style-name="T4"/></text:p>
      <text:p text:style-name="P10"><text:span text:style-name="T4"/></text:p>
      <text:p text:style-name="P8"><text:span text:style-name="T4"/></text:p>
      <text:p text:style-name="P8"><text:span text:style-name="T4"/></text:p>
      <text:p text:style-name="P6"><text:soft-page-break/></text:p>
      <text:p text:style-name="P6"/>
      <text:p text:style-name="P16"><text:a xlink:type="simple" xlink:href="http://www.alcancelibre.org/staticpages/index.php/introduccion-xfs" text:style-name="Internet_20_link" text:visited-style-name="Visited_20_Internet_20_Link"><text:span text:style-name="T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0:02:36.737603000</meta:creation-date>
    <dc:date>2016-07-12T16:33:51.804969000</dc:date>
    <meta:editing-duration>PT1H42M27S</meta:editing-duration>
    <meta:editing-cycles>12</meta:editing-cycles>
    <meta:generator>LibreOffice/5.1.0.3$MacOSX_X86_64 LibreOffice_project/5e3e00a007d9b3b6efb6797a8b8e57b51ab1f737</meta:generator>
    <meta:document-statistic meta:table-count="0" meta:image-count="0" meta:object-count="0" meta:page-count="4" meta:paragraph-count="26" meta:word-count="782" meta:character-count="4949" meta:non-whitespace-character-count="4188"/>
  </office:meta>
</office:document-meta>
</file>